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335CBA8A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508cm, 7.263cm, 16.491cm, 3.724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7cm" svg:height="21.158cm" svg:x="0.992cm" svg:y="2.291cm">
          <draw:image xlink:href="Pictures/10000000000005E8000007E0335CBA8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24T06:48:33.266188410</dc:date>
    <meta:editing-duration>PT3M37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